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bin" svg:font-family="Cabi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FreeSans" fo:font-size="18pt" officeooo:rsid="0004914e" officeooo:paragraph-rsid="0004914e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FreeSans" fo:font-size="16pt" officeooo:rsid="0004914e" officeooo:paragraph-rsid="0004914e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FreeSans" fo:font-size="26pt" officeooo:rsid="0004914e" officeooo:paragraph-rsid="0004914e" style:font-size-asian="26pt" style:font-size-complex="26pt"/>
    </style:style>
    <style:style style:name="P4" style:family="paragraph" style:parent-style-name="Standard">
      <style:paragraph-properties fo:text-align="start" style:justify-single-word="false"/>
      <style:text-properties style:font-name="FreeSans" fo:font-size="14pt" officeooo:rsid="0004914e" officeooo:paragraph-rsid="0004914e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K0031<text:tab/>Lista 1</text:p>
      <text:p text:style-name="P1"/>
      <text:p text:style-name="P2">Aluno: Eduardo Melo de Carvalho Braga<text:tab/><text:tab/><text:tab/>Matrícula:367089</text:p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abin" svg:font-family="Cabi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14:57:21.501565407</meta:creation-date>
    <dc:date>2016-10-06T15:02:46.108260946</dc:date>
    <meta:editing-duration>PT5M25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2" meta:word-count="10" meta:character-count="70" meta:non-whitespace-character-count="60"/>
  </office:meta>
</office:document-meta>
</file>